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color="#000000"/>
    </style:style>
    <style:style style:name="P2" style:family="paragraph" style:parent-style-name="Standard">
      <style:paragraph-properties style:text-autospace="none"/>
      <style:text-properties fo:color="#000000"/>
    </style:style>
    <style:style style:name="P3" style:family="paragraph" style:parent-style-name="Standard">
      <style:text-properties fo:color="#000000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fo:font-weight="normal" style:font-weight-asian="normal" style:font-weight-complex="normal"/>
    </style:style>
    <style:style style:name="P5" style:family="paragraph" style:parent-style-name="Standard">
      <style:text-properties fo:color="#000000"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indent="1.27cm" style:auto-text-indent="false"/>
    </style:style>
    <style:style style:name="P8" style:family="paragraph" style:parent-style-name="Text_20_body">
      <style:paragraph-properties fo:margin-left="0cm" fo:margin-right="0cm" fo:text-indent="1.27cm" style:auto-text-indent="false"/>
      <style:text-properties fo:font-size="12pt" fo:language="pt" fo:country="BR"/>
    </style:style>
    <style:style style:name="P9" style:family="paragraph" style:parent-style-name="Standard">
      <style:paragraph-properties fo:margin-left="1.27cm" fo:margin-right="0cm" fo:text-indent="0cm" style:auto-text-indent="false"/>
    </style:style>
    <style:style style:name="P10" style:family="paragraph" style:parent-style-name="Standard">
      <style:paragraph-properties fo:margin-left="2.54cm" fo:margin-right="0cm" fo:text-indent="0cm" style:auto-text-indent="false"/>
    </style:style>
    <style:style style:name="P11" style:family="paragraph" style:parent-style-name="Standard">
      <style:paragraph-properties fo:margin-top="0cm" fo:margin-bottom="0.212cm"/>
    </style:style>
    <style:style style:name="P12" style:family="paragraph" style:parent-style-name="Standard">
      <style:paragraph-properties fo:margin-top="0cm" fo:margin-bottom="0.212cm" style:text-autospace="none"/>
    </style:style>
    <style:style style:name="P13" style:family="paragraph" style:parent-style-name="Text_20_body">
      <style:paragraph-properties fo:margin-top="0cm" fo:margin-bottom="0.212cm"/>
      <style:text-properties fo:font-size="12pt" fo:language="pt" fo:country="BR"/>
    </style:style>
    <style:style style:name="P14" style:family="paragraph" style:parent-style-name="Text_20_body">
      <style:text-properties fo:font-size="12pt" fo:language="pt" fo:country="BR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 style:list-style-name="WW8Num3"/>
    <style:style style:name="P17" style:family="paragraph" style:parent-style-name="Standard">
      <style:paragraph-properties fo:margin-top="0cm" fo:margin-bottom="0.212cm" fo:text-align="justify" style:justify-single-word="false" style:text-autospace="non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font-name="Wingdings"/>
    </style:style>
    <style:style style:name="T4" style:family="text">
      <style:text-properties fo:font-size="12pt" fo:language="pt" fo:country="B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ista 2 – estrutura sequencial (sala de aula)</text:p>
      <text:p text:style-name="Standard"/>
      <text:p text:style-name="Standard">Assunto:</text:p>
      <text:p text:style-name="P7">Variáveis, instruções de entrada e saída de dados e expressões numéricas.</text:p>
      <text:p text:style-name="Standard"/>
      <text:p text:style-name="Standard">Forma de resolução:</text:p>
      <text:p text:style-name="Standard"><text:tab/>a) Representar o algoritmo em descrição narrativa, utilizando o seguinte procedimento para análise do problema e definição da solução:</text:p>
      <text:p text:style-name="P9"><text:tab/>a.1) Dados de entrada:</text:p>
      <text:p text:style-name="P9"><text:tab/>a.2) Processamento (instruções a serem realizadas):</text:p>
      <text:p text:style-name="P9"><text:tab/>a.3) Dados de saída:</text:p>
      <text:p text:style-name="P9">b) Representar o algoritmo utilizando fluxograma (diagrama de blocos)</text:p>
      <text:p text:style-name="Standard"><text:tab/>c) Representação do algoritmo de solução do problema na linguagem C, com as entradas informadas pelo usuário.</text:p>
      <text:p text:style-name="Standard"/>
      <text:p text:style-name="P6">Importante (Leia antes de iniciar a resolução dos exercícios):</text:p>
      <text:list xml:id="list33590983" text:style-name="WW8Num3">
        <text:list-item>
          <text:p text:style-name="P16">Variáveis:</text:p>
          <text:list>
            <text:list-item>
              <text:p text:style-name="P16">São endereços (espaços) da memória (área de trabalho do computador) utilizados para armazenar valores e poder recuperá-los;</text:p>
            </text:list-item>
            <text:list-item>
              <text:p text:style-name="P16">Precisam ser declaradas, informando um tipo e um identificador (nome). Exemplo: int Valor1;</text:p>
            </text:list-item>
            <text:list-item>
              <text:p text:style-name="P16">A linguagem C é <text:span text:style-name="T2">case sentive</text:span>, ou seja, há distinção entre maiúsculas e minúsculas. Exemplo: int Valor1; e int valor1; Valor1 e valor1 são variáveis distintas.</text:p>
            </text:list-item>
            <text:list-item>
              <text:p text:style-name="P16">A sintaxe de atribuição (armazenar um valor em uma variável) é:</text:p>
            </text:list-item>
          </text:list>
        </text:list-item>
      </text:list>
      <text:p text:style-name="P10"><text:tab/>Variável <text:span text:style-name="T3"></text:span> valor, significando que a variável recebe o valor, portanto, na linguagem C, a variável que vai armazenar (receber o valor) fica à esquerda do sinal de atribuição que é representado por “=”. Exemplo Valor1 = Valor2 + 10;</text:p>
      <text:list xml:id="list35638720" text:continue-numbering="true" text:style-name="WW8Num3">
        <text:list-item>
          <text:p text:style-name="P16">Instruções:</text:p>
          <text:list>
            <text:list-item>
              <text:p text:style-name="P16">São os comandos que compõem um programa (algoritmo), as ações que serão realizadas;</text:p>
            </text:list-item>
            <text:list-item>
              <text:p text:style-name="P16">Cada instrução é obrigatoriamente finalizada com ponto e vírgula;</text:p>
            </text:list-item>
          </text:list>
        </text:list-item>
        <text:list-item>
          <text:p text:style-name="P16">Erros:</text:p>
          <text:list>
            <text:list-item>
              <text:p text:style-name="P16">Verificar se não há falta de ponto e vírgula no final de cada instrução;</text:p>
            </text:list-item>
            <text:list-item>
              <text:p text:style-name="P16">Verificar se o nome da variável está escrito de maneira idêntica na declaração e no uso.</text:p>
            </text:list-item>
          </text:list>
        </text:list-item>
      </text:list>
      <text:p text:style-name="P10">c. Verificar as mensagens de erro. “<text:span text:style-name="T1">error <text:s/>‘Var1’ undeclared</text:span>” significa que a variável não foi declarada, o que pode ocorrer por identificadores (nomes) diferentes, incluindo diferenças de maiúsculas e minúsculas.</text:p>
      <text:p text:style-name="Standard"/>
      <text:p text:style-name="Standard">Exercícios:</text:p>
      <text:p text:style-name="P1"/>
      <text:p text:style-name="P12">1) Ler dois números reais (ponto flutuante) e apresentar:</text:p>
      <text:p text:style-name="P12"><text:tab/>a) A subtração do primeiro número pelo segundo com duas casas decimais, com arredondamento estatístico.</text:p>
      <text:p text:style-name="P12"><text:soft-page-break/><text:tab/>b) O primeiro número com a parte decimal truncada, ou seja, só mostrar a parte inteira.</text:p>
      <text:p text:style-name="P12"><text:tab/>c) A soma dos dois números com o resultado arredondado para o próximo número inteiro.</text:p>
      <text:p text:style-name="P12"><text:tab/> Utilizar as seguintes funções que estão na biblioteca &lt;math.h&gt;. É necessário incluir essa biblioteca com </text:p>
      <text:p text:style-name="P12"># include &lt;math.h&gt;</text:p>
      <text:p text:style-name="P7">A função <text:span text:style-name="T1">int ceil (float num)</text:span> faz arredondamento do número para cima, ou seja, para o próximo inteiro. <text:s/></text:p>
      <text:p text:style-name="P7">A função <text:span text:style-name="T1">float round (float num)</text:span> faz arredondamento estatístico do número.</text:p>
      <text:p text:style-name="Standard"><text:tab/>A função <text:span text:style-name="T1">int trunc (float num)</text:span> apanha apenas a parte inteira do número, desconsiderando a sua parte decimal.</text:p>
      <text:p text:style-name="Standard">Exemplo de uso de funções:</text:p>
      <text:p text:style-name="P3"><text:tab/>truncar um numero:</text:p>
      <text:p text:style-name="P4"><text:tab/>int NumeroTruncado;</text:p>
      <text:p text:style-name="P4"><text:tab/>NumeroTruncado = trunc(Numero);</text:p>
      <text:p text:style-name="P5">Desafio - Fazer: </text:p>
      <text:p text:style-name="P1"><text:tab/>Encontrar uma solução para esse exercício sem utilizar funções matemáticas prontas.</text:p>
      <text:p text:style-name="P1"/>
      <text:p text:style-name="P1"/>
      <text:p text:style-name="P17">2) Ler um número inteiro e imprimir o seu sucessor, sem alterar o conteúdo da variável, e antecessor, alterando o conteúdo da variável.</text:p>
      <text:p text:style-name="P2"/>
      <text:p text:style-name="P1">3) O custo ao consumidor de um carro novo é a soma do custo de fábrica com a percentagem do distribuidor e a percentagem dos impostos (ambas aplicadas sobre o custo de fábrica). Supondo que a percentagem do distribuidor é de 12% e os impostos são de 45%. Escrever um algoritmo para, a partir do custo de fábrica do carro, calcular e mostrar o custo ao consumidor. Ao invés de usar valor fixo, solicitar para o usuário informar os valores para os percentuais.</text:p>
      <text:p text:style-name="P1"/>
      <text:p text:style-name="P1">4) Escreva um algoritmo que calcule o valor da conversão em dólares de um valor lido em reais. O algoritmo deverá ler o valor da cotação do dólar e a quantidade de reais.</text:p>
      <text:p text:style-name="P1"/>
      <text:p text:style-name="P1">5) Escreva um algoritmo que dados a quantidade de litros de combustível gasto, os quilômetros percorridos por um automóvel e o valor do litro de combustível, calcule o gasto em combustível em reais por km.</text:p>
      <text:p text:style-name="P1"/>
      <text:p text:style-name="P1">6) Escreva um algoritmo para ler o número de votos brancos, nulos (incluem eleitores ausentes) e válidos de uma eleição. E calcular e mostrar o percentual que cada um (brancos, nulos e válidos) representa em relação ao total de eleitores. Lembrar que os valores dos percentuais podem não ser inteiros. </text:p>
      <text:p text:style-name="P1"/>
      <text:p text:style-name="P11"><text:soft-page-break/>7) Faça um programa que leia o preço de uma mercadoria com diferença de um mês e calcule a taxa de inflação (ou deflação) mensal dessa mercadoria.</text:p>
      <text:p text:style-name="P13"/>
      <text:p text:style-name="P13">8) Um viajante viajará de carro entre duas cidades e ao término deseja saber:</text:p>
      <text:p text:style-name="P8">_ Quantas vezes foi necessário abastecer;</text:p>
      <text:p text:style-name="P8">_ Quantos litros foram consumidos para percorrer a distancia indicada;</text:p>
      <text:p text:style-name="P8">_ Quantos litros restaram no tanque apos a chegada ao destino.</text:p>
      <text:p text:style-name="Text_20_body"><text:span text:style-name="T4">Faca</text:span> <text:span text:style-name="T4">um programa em C que leia a distância entre as duas cidades, a capacidade do tanque e o consumo médio do veiculo, calcule e mostre as informações solicitadas.</text:span></text:p>
      <text:p text:style-name="P11"/>
      <text:p text:style-name="P13">9) Faca um algoritmo que leia o salário bruto mensal de um funcionário, calcule e mostre os valores conforme o modelo. </text:p>
      <text:p text:style-name="P14">Salario Bruto : R$</text:p>
      <text:p text:style-name="P14">(-) IR (15%) : R$</text:p>
      <text:p text:style-name="P14">(-) INSS (11%) : R$</text:p>
      <text:p text:style-name="P14">(-) Sindicato (3%) : R$</text:p>
      <text:p text:style-name="P14">Salario Liquido : R$</text:p>
      <text:p text:style-name="P13">Observação: utilizar somente três variáveis: uma para para ler o salário bruto, outra os descontos e outra para o salário líquido: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– início</dc:title>
    <meta:initial-creator>Beatriz</meta:initial-creator>
    <meta:creation-date>2008-12-22T09:22:00</meta:creation-date>
    <dc:creator>Beatriz </dc:creator>
    <dc:date>2011-07-31T15:52:48.19</dc:date>
    <meta:editing-cycles>44</meta:editing-cycles>
    <meta:editing-duration>PT04H50M24S</meta:editing-duration>
    <meta:generator>BrOffice.org/3.2$Win32 OpenOffice.org_project/320m18$Build-9502</meta:generator>
    <meta:document-statistic meta:table-count="0" meta:image-count="0" meta:object-count="0" meta:page-count="3" meta:paragraph-count="58" meta:word-count="831" meta:character-count="4985"/>
  </office:meta>
</office:document-meta>
</file>